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2"/>
    <style:style style:name="P5" style:family="paragraph" style:parent-style-name="Standard" style:list-style-name="L1">
      <style:paragraph-properties fo:break-before="page"/>
    </style:style>
    <style:style style:name="P6" style:family="paragraph" style:parent-style-name="Standard" style:list-style-name="L1">
      <style:text-properties fo:font-size="8pt" style:font-size-asian="8pt" style:font-size-complex="8pt"/>
    </style:style>
    <style:style style:name="T1" style:family="text">
      <style:text-properties style:font-name="DejaVu Sans Mono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DejaVu Sans Mono" fo:font-weight="normal" style:font-weight-asian="normal" style:font-weight-complex="normal"/>
    </style:style>
    <style:style style:name="T5" style:family="text">
      <style:text-properties style:font-name="DejaVu Sans Mono1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OLE">
      <style:graphic-properties style:vertical-pos="bottom" style:vertical-rel="paragraph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Here's what I know this far into the project:</text:p>
      <text:list text:style-name="L1">
        <text:list-item>
          <text:p text:style-name="P1">What I've figured out how to do:</text:p>
          <text:list>
            <text:list-item>
              <text:p text:style-name="P1">Set up a single-file, network- and operating-system-independent relational database system using <text:span text:style-name="T1">SQLite</text:span> v3.3.8.</text:p>
            </text:list-item>
            <text:list-item>
              <text:p text:style-name="P1">Access to said database from within <text:span text:style-name="T1">Scilab</text:span>. Figuring out how to split output from the query into took the better part of and hour. Go figure.</text:p>
            </text:list-item>
            <text:list-item>
              <text:p text:style-name="P1">Extract samples from uncompressed PCM wav files from within <text:span text:style-name="T1">Scilab</text:span>. Result is a vector of <text:span text:style-name="T2">double</text:span>s.</text:p>
            </text:list-item>
          </text:list>
        </text:list-item>
        <text:list-item>
          <text:p text:style-name="P1">Problems into which I've run:</text:p>
          <text:list>
            <text:list-item>
              <text:p text:style-name="P1"><text:span text:style-name="T1">MATLAB</text:span> is <text:span text:style-name="T2">not</text:span><text:span text:style-name="T3"> free software and does not run on Linux. This would make it extremely hard for me to develop a program in it, as my computer, to which I have unlimited access, has only Linux on it. This noted, I've chosen to use </text:span><text:span text:style-name="T4">Scilab</text:span><text:span text:style-name="T3"> v4.0 instead. I chose it for a variety of reasons:</text:span></text:p>
              <text:list>
                <text:list-item>
                  <text:p text:style-name="P2">Despite not having found a <text:span text:style-name="T1">Scilab</text:span> library backend for access to <text:span text:style-name="T1">SQLite</text:span> databases, I have found a library function to execute a <text:span text:style-name="T1">Perl</text:span> script (<text:span text:style-name="T1">perl()</text:span>). I have hence built my database access around <text:span text:style-name="T1">Perl</text:span>'s <text:span text:style-name="T1">SQLite</text:span> module (<text:span text:style-name="T1">DBD::SQLite</text:span>).</text:p>
                </text:list-item>
                <text:list-item>
                  <text:p text:style-name="P2">As I mentioned before, <text:span text:style-name="T1">Scilab</text:span> is completely free and cross-platform, as is <text:span text:style-name="T1">Perl</text:span> and <text:span text:style-name="T1">SQLite</text:span>. This is important to me, for many times I am stuck using Windows to write code. <text:span text:style-name="T1">Scilab</text:span> for Windows even has a folder into which one may copy the Windows <text:span text:style-name="T1">Perl</text:span> distribution, hence giving it seamless use of the <text:span text:style-name="T1">perl()</text:span> library function.</text:p>
                </text:list-item>
              </text:list>
            </text:list-item>
          </text:list>
        </text:list-item>
        <text:list-item>
          <text:p text:style-name="P1">What I still have to do</text:p>
          <text:list>
            <text:list-item>
              <text:p text:style-name="P1">Develop an easy interface for listening to and cataloging the sample data.</text:p>
            </text:list-item>
            <text:list-item>
              <text:p text:style-name="P3">Listen to and catalog each half-second clip and determine instrument lists and emotional context. This will take a very long time and will be very tedious.</text:p>
              <text:list>
                <text:list-item>
                  <text:p text:style-name="P1">Choose a sample size that will:</text:p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p text:style-name="P4">Be small enough to determine whether the sample lies directly on the beat (said data being perhaps represented in a new column in sample)</text:p>
                    </text:list-item>
                    <text:list-item>
                      <text:p text:style-name="P4">Not be too tedious to look at, listen to and catalog individually.</text:p>
                    </text:list-item>
                  </text:list>
                </text:list-item>
              </text:list>
            </text:list-item>
          </text:list>
        </text:list-item>
      </text:list>
      <text:list text:style-name="L1">
        <text:list-item>
          <text:list>
            <text:list-item>
              <text:list>
                <text:list-item>
                  <text:p text:style-name="P1">I might have to hire some help with this one.</text:p>
                  <text:list>
                    <text:list-item>
                      <text:p text:style-name="P1">Never mind. I don't trust anyone to do this but myself.</text:p>
                    </text:list-item>
                  </text:list>
                </text:list-item>
              </text:list>
            </text:list-item>
            <text:list-item>
              <text:p text:style-name="P1">Find a large set of mathematic functions by whose use I might generate some sense of similarity of samples and/or sample sets.</text:p>
              <text:list>
                <text:list-item>
                  <text:p text:style-name="P1">Weed out functions with no correlation to statistical determination.</text:p>
                  <text:list>
                    <text:list-item>
                      <text:p text:style-name="P1">Figure out what functions give viable correlations to what statistics.</text:p>
                    </text:list-item>
                  </text:list>
                </text:list-item>
                <text:list-item>
                  <text:p text:style-name="P1">Weed out rogue samples (with either a <text:span text:style-name="T1">Scilab</text:span> function or by eye) the output of said functions.</text:p>
                </text:list-item>
              </text:list>
            </text:list-item>
          </text:list>
        </text:list-item>
        <text:list-item>
          <text:p text:style-name="P5">The database:</text:p>
          <text:list>
            <text:list-item>
              <text:p text:style-name="P1"><draw:frame draw:style-name="fr1" draw:name="Object1" text:anchor-type="paragraph" svg:width="6.5091in" svg:height="4.0701in" draw:z-index="0"><draw:object xlink:href="./Object 1" xlink:type="simple" xlink:show="embed" xlink:actuate="onLoad"/><draw:image xlink:href="./ObjectReplacements/Object 1" xlink:type="simple" xlink:show="embed" xlink:actuate="onLoad"/></draw:frame>The diagram of the database. This is far from concrete. Right now it's just to hold the samples as I categorize them.</text:p>
            </text:list-item>
            <text:list-item>
              <text:p text:style-name="P1">Data structure:</text:p>
              <text:list>
                <text:list-item>
                  <text:p text:style-name="P1">Songs are first down-mixed into mono. This makes the stream of bytes easier to deal with.</text:p>
                </text:list-item>
                <text:list-item>
                  <text:p text:style-name="P1">I plan to add all music data to the database, then begin fleshing out the associated data. This means having uncategorized samples floating around somehow associated with genres. I will have to do some sort of join to weed them out of the returned data.</text:p>
                </text:list-item>
              </text:list>
            </text:list-item>
            <text:list-item>
              <text:p text:style-name="P1">Shortcomings of the current database setup:</text:p>
              <text:list>
                <text:list-item>
                  <text:p text:style-name="P1">Current structure is just out of reach of being able to group samples into “texture” samples (for use in cataloging beat structure, for instance).</text:p>
                </text:list-item>
                <text:list-item>
                  <text:p text:style-name="P1">Current structure does not allow for emotional data.</text:p>
                  <text:list>
                    <text:list-item>
                      <text:p text:style-name="P1">Music is art, and it may be incredibly hard to determine the state of mind in which the artist wrote the song.</text:p>
                    </text:list-item>
                  </text:list>
                </text:list-item>
                <text:list-item>
                  <text:p text:style-name="P1">Songs that change genre mid-file are not supported.</text:p>
                </text:list-item>
                <text:list-item>
                  <text:p text:style-name="P1">I have no idea how I'm going to use <text:span text:style-name="T1">Scilab</text:span>'s <text:span text:style-name="T5">wavread()</text:span> function, which returns <text:span text:style-name="T2">double</text:span>s, with <text:span text:style-name="T1">SQLite</text:span>'s “blob” (binary) data type.</text:p>
                  <text:list>
                    <text:list-item>
                      <text:p text:style-name="P1">I may have to truncate all samples not of the file's original blended genres and/or put them into an additional file entry.</text:p>
                    </text:list-item>
                  </text:list>
                </text:list-item>
                <text:list-item>
                  <text:p text:style-name="P6">Database was designed by a moron.</text:p>
                </text:list-item>
              </text:list>
            </text:list-item>
          </text:list>
        </text:list-item>
        <text:list-item>
          <text:p text:style-name="P1">General collected data:</text:p>
          <text:list>
            <text:list-item>
              <text:p text:style-name="P1">Interviews:</text:p>
              <text:list>
                <text:list-item>
                  <text:p text:style-name="P1">James Roy (music professor; piano player)</text:p>
                  <text:list>
                    <text:list-item>
                      <text:p text:style-name="P1">instruments do not necessarily map to genre</text:p>
                    </text:list-item>
                    <text:list-item>
                      <text:p text:style-name="P1">genre is a combination of rhythmical and theoretical aspects of music</text:p>
                    </text:list-item>
                    <text:list-item>
                      <text:p text:style-name="P1">classical vs. pop piano</text:p>
                      <text:list>
                        <text:list-item>
                          <text:p text:style-name="P1">rhythm-based</text:p>
                        </text:list-item>
                        <text:list-item>
                          <text:p text:style-name="P1">different chords used</text:p>
                        </text:list-item>
                        <text:list-item>
                          <text:p text:style-name="P1">pop is more syncopated ← more variation in rhythm; loudest notes vary between patterns of on/off-beat occurrence.</text:p>
                        </text:list-item>
                        <text:list-item>
                          <text:p text:style-name="P1">classical is very regular</text:p>
                        </text:list-item>
                        <text:list-item>
                          <text:p text:style-name="P1">classical has chords, standard ← 4 notes apart</text:p>
                        </text:list-item>
                        <text:list-item>
                          <text:p text:style-name="P1">pop has more complex chord structure</text:p>
                        </text:list-item>
                      </text:list>
                    </text:list-item>
                    <text:list-item>
                      <text:p text:style-name="P1">jazz &amp; blues use 1-4-5 chords [whatever that means]</text:p>
                    </text:list-item>
                  </text:list>
                </text:list-item>
                <text:list-item>
                  <text:p text:style-name="P1">Craig Hara (music professor; liver and breather of jazz)</text:p>
                  <text:list>
                    <text:list-item>
                      <text:p text:style-name="P1">jazz has different types of overlaid rhythms</text:p>
                      <text:list>
                        <text:list-item>
                          <text:p text:style-name="P1">insight: more than 3 layers of rhythm == jazz?</text:p>
                        </text:list-item>
                        <text:list-item>
                          <text:p text:style-name="P1">Example:</text:p>
                          <text:list>
                            <text:list-item>
                              <text:p text:style-name="P1">snare drum</text:p>
                              <text:list>
                                <text:list-item>
                                  <text:p text:style-name="P1">beats 2&amp;4</text:p>
                                </text:list-item>
                              </text:list>
                            </text:list-item>
                            <text:list-item>
                              <text:p text:style-name="P1">cymbal</text:p>
                              <text:list>
                                <text:list-item>
                                  <text:p text:style-name="P1">beats 1,2,3&amp;4</text:p>
                                </text:list-item>
                              </text:list>
                            </text:list-item>
                            <text:list-item>
                              <text:p text:style-name="P1">kick drum</text:p>
                              <text:list>
                                <text:list-item>
                                  <text:p text:style-name="P1">between beats 4&amp;1</text:p>
                                </text:list-item>
                              </text:list>
                            </text:list-item>
                            <text:list-item>
                              <text:p text:style-name="P1">piano played as a beat</text:p>
                              <text:list>
                                <text:list-item>
                                  <text:p text:style-name="P1">high notes on beats 1&amp;2</text:p>
                                </text:list-item>
                                <text:list-item>
                                  <text:p text:style-name="P1">low notes on beats 3&amp;4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usually 4 beats per measure</text:p>
                        </text:list-item>
                      </text:list>
                    </text:list-item>
                    <text:list-item>
                      <text:p text:style-name="P1">jazz uses bass guitar... a lot.</text:p>
                    </text:list-item>
                    <text:list-item>
                      <text:p text:style-name="P1">gave me CD of <text:span text:style-name="T2">Benny Carter</text:span> for stud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Data set:</text:p>
          <text:list>
            <text:list-item>
              <text:p text:style-name="P1">Since most of the music I like defies classification into traditional genres, I visited the library to collect music I hate. Of the CDs I picked up are the following:</text:p>
              <text:list>
                <text:list-item>
                  <text:p text:style-name="P1"><text:span text:style-name="T6">Jazz</text:span>: Duke Ellington, Charlie Mingus, Max Roach – <text:span text:style-name="T2">Money Jungle</text:span><text:span text:style-name="T3"> [1962]</text:span></text:p>
                </text:list-item>
                <text:list-item>
                  <text:p text:style-name="P1"><text:span text:style-name="T6">Classical</text:span><text:span text:style-name="T7">: </text:span>Beethoven, Ludwig Van – <text:span text:style-name="T2">Missa Solemnis</text:span><text:span text:style-name="T3"> [1818]</text:span></text:p>
                </text:list-item>
                <text:list-item>
                  <text:p text:style-name="P3"><text:span text:style-name="T8">Calypso</text:span><text:span text:style-name="T9">: </text:span><text:span text:style-name="T7">Steel</text:span> Band Music of the Caribbean<text:span text:style-name="T3"> [traditional]</text:span></text:p>
                </text:list-item>
                <text:list-item>
                  <text:p text:style-name="P2"><text:span text:style-name="T6">Blues &amp; Acid Rock</text:span>: Carlos Santana – <text:span text:style-name="T2">A Profile of</text:span> [60's]</text:p>
                </text:list-item>
                <text:list-item>
                  <text:p text:style-name="P2"><text:span text:style-name="T6">Big Band</text:span>: Michael Davis – <text:span text:style-name="T2">Absolute Trombone</text:span> [1997]</text:p>
                </text:list-item>
                <text:list-item>
                  <text:p text:style-name="P2"><text:span text:style-name="T6">Big Band</text:span>: Michael Davis – <text:span text:style-name="T2">Brass Nation</text:span> [2000]</text:p>
                </text:list-item>
              </text:list>
            </text:list-item>
            <text:list-item>
              <text:p text:style-name="P2">Of the easily-categorized music from my personal collection I have selected:</text:p>
              <text:list>
                <text:list-item>
                  <text:p text:style-name="P2"><text:span text:style-name="T6">Industrial &amp; Metal</text:span>: Nine Inch Nails – <text:span text:style-name="T2">The Downward Spiral</text:span> [1994]</text:p>
                </text:list-item>
                <text:list-item>
                  <text:p text:style-name="P2"><text:span text:style-name="T6">Punk &amp; Ska</text:span>: Operation Ivy – <text:span text:style-name="T2">Energy</text:span> [1990]</text:p>
                </text:list-item>
                <text:list-item>
                  <text:p text:style-name="P2"><text:span text:style-name="T6">Hard Rock</text:span>: The Midnight Evils – <text:span text:style-name="T2">Straight Til Morning</text:span> [2002]</text:p>
                </text:list-item>
                <text:list-item>
                  <text:p text:style-name="P2"><text:span text:style-name="T6">Metal</text:span>: Fear Factory – <text:span text:style-name="T2">Obsolete</text:span> [1999]</text:p>
                </text:list-item>
                <text:list-item>
                  <text:p text:style-name="P2"><text:span text:style-name="T6">Techno &amp; Pop</text:span>: Lamb – <text:span text:style-name="T2">Self-titled</text:span> [1996]</text:p>
                </text:list-item>
                <text:list-item>
                  <text:p text:style-name="P2"><text:span text:style-name="T6">Rock &amp; Pop</text:span>: Marcy Playground – <text:span text:style-name="T2">Self-titled</text:span> [1997]</text:p>
                </text:list-item>
                <text:list-item>
                  <text:p text:style-name="P2"><text:span text:style-name="T6">Pop</text:span>: Motion City Soundtrack – <text:span text:style-name="T2">I Am the Movie</text:span> [2002]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erif" fo:font-size="12pt" fo:language="en" fo:country="US" style:font-name-asian="DejaVu Sans1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fo:text-indent="0in" style:auto-text-indent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dc:title>Final Project Progress Report 1</dc:title>
    <dc:description>A compendium of knowlege collected thus far, concerning the detection of useful attributes of digital music, concerning the extraction of categorical information from said data.</dc:description>
    <dc:subject>CSIS 451</dc:subject>
    <meta:initial-creator>Dan Church</meta:initial-creator>
    <meta:creation-date>2006-10-19T20:52:33</meta:creation-date>
    <dc:creator>Dan Church</dc:creator>
    <dc:date>2006-10-20T00:37:44</dc:date>
    <dc:language>en-US</dc:language>
    <meta:editing-cycles>52</meta:editing-cycles>
    <meta:editing-duration>PT3H28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3" meta:paragraph-count="79" meta:word-count="907" meta:character-count="52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auto-grow-width="true" fo:min-height="0.009cm" fo:min-width="1.559cm"/>
    </style:style>
    <style:style style:name="gr2" style:family="graphic" style:parent-style-name="standard">
      <style:graphic-properties draw:stroke="none" draw:fill="none" draw:fill-color="#ffffff" draw:textarea-horizontal-align="left" draw:auto-grow-width="true" fo:min-height="0.009cm" fo:min-width="2.23cm"/>
    </style:style>
    <style:style style:name="gr3" style:family="graphic" style:parent-style-name="standard">
      <style:graphic-properties draw:stroke="none" draw:fill="none" draw:fill-color="#ffffff" draw:textarea-horizontal-align="left" draw:auto-grow-width="true" fo:min-height="0.009cm" fo:min-width="1.255cm"/>
    </style:style>
    <style:style style:name="gr4" style:family="graphic" style:parent-style-name="standard">
      <style:graphic-properties draw:stroke="none" draw:fill="none" draw:fill-color="#ffffff" draw:textarea-horizontal-align="left" draw:auto-grow-width="true" fo:min-height="0.009cm" fo:min-width="2.847cm"/>
    </style:style>
    <style:style style:name="gr5" style:family="graphic" style:parent-style-name="standard">
      <style:graphic-properties draw:stroke="none" draw:fill="none" draw:fill-color="#ffffff" draw:textarea-horizontal-align="left" draw:auto-grow-width="true" fo:min-height="0.009cm" fo:min-width="2.262cm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0.009cm" fo:min-width="1.216cm"/>
    </style:style>
    <style:style style:name="gr7" style:family="graphic" style:parent-style-name="standard">
      <style:graphic-properties draw:stroke="none" draw:fill="none" draw:fill-color="#ffffff" draw:textarea-horizontal-align="left" draw:auto-grow-width="true" fo:min-height="0.009cm" fo:min-width="1.812cm"/>
    </style:style>
    <style:style style:name="gr8" style:family="graphic" style:parent-style-name="standard">
      <style:graphic-properties draw:stroke="none" draw:fill="none" draw:fill-color="#ffffff" draw:textarea-horizontal-align="left" draw:auto-grow-width="true" fo:min-height="0.009cm" fo:min-width="1.431cm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009cm" fo:min-width="1.719cm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009cm" fo:min-width="2.123cm"/>
    </style:style>
    <style:style style:name="gr11" style:family="graphic" style:parent-style-name="standard">
      <style:graphic-properties draw:stroke="none" draw:fill="none" draw:fill-color="#ffffff" draw:textarea-horizontal-align="left" draw:auto-grow-width="true" fo:min-height="0.009cm" fo:min-width="1.702cm"/>
    </style:style>
    <style:style style:name="gr12" style:family="graphic" style:parent-style-name="standard">
      <style:graphic-properties draw:stroke="none" draw:fill="none" draw:fill-color="#ffffff" draw:textarea-horizontal-align="left" draw:auto-grow-width="true" fo:min-height="0.009cm" fo:min-width="2.124cm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075cm" fo:min-width="0.299cm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075cm" fo:min-width="1.146cm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075cm" fo:min-width="0cm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075cm" fo:min-width="0.499cm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075cm" fo:min-width="2.437cm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075cm" fo:min-width="1.009cm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009cm" fo:min-width="2.795cm"/>
    </style:style>
    <style:style style:name="gr20" style:family="graphic" style:parent-style-name="standard">
      <style:graphic-properties draw:stroke="solid" svg:stroke-color="#ff0000" draw:textarea-horizontal-align="center" draw:textarea-vertical-align="middle"/>
    </style:style>
    <style:style style:name="gr21" style:family="graphic" style:parent-style-name="standard">
      <style:graphic-properties draw:stroke="solid" svg:stroke-width="0cm" svg:stroke-color="#000000" draw:marker-start-width="0.305cm" draw:marker-end-width="0.305cm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style:text-outline="false" style:text-line-through-style="none" fo:font-size="6.30000019073486pt" fo:font-style="normal" fo:text-shadow="none" style:text-underline-style="solid" style:text-underline-width="auto" style:text-underline-color="font-color" fo:font-weight="normal" style:text-underline-mode="continuous" style:text-line-through-mode="continuous" style:letter-kerning="false" style:font-size-asian="6.30000019073486pt" style:font-size-complex="6.30000019073486pt" style:text-scale="100%"/>
    </style:style>
    <style:style style:name="P3" style:family="paragraph">
      <style:paragraph-properties fo:margin-left="0cm" fo:margin-right="0cm" fo:text-indent="0cm"/>
      <style:text-properties style:use-window-font-color="true" style:text-outline="false" style:text-line-through-style="none" fo:font-size="6.40000009536743pt" fo:font-style="normal" fo:text-shadow="none" style:text-underline-style="none" fo:font-weight="0" style:text-underline-mode="continuous" style:text-line-through-mode="continuous" style:letter-kerning="false" style:font-size-asian="6.40000009536743pt" style:font-size-complex="6.40000009536743pt" style:text-scale="100%"/>
    </style:style>
    <style:style style:name="P4" style:family="paragraph">
      <style:paragraph-properties fo:margin-left="0cm" fo:margin-right="0cm" fo:text-indent="0cm"/>
      <style:text-properties style:use-window-font-color="true" style:text-outline="false" style:text-line-through-style="none" fo:font-size="6.40000009536743pt" fo:font-style="normal" fo:text-shadow="none" style:text-underline-style="solid" style:text-underline-width="auto" style:text-underline-color="font-color" fo:font-weight="0" style:text-underline-mode="continuous" style:text-line-through-mode="continuous" style:letter-kerning="false" style:font-size-asian="6.40000009536743pt" style:font-size-complex="6.40000009536743pt" style:text-scale="100%"/>
    </style:style>
    <style:style style:name="P5" style:family="paragraph">
      <style:paragraph-properties fo:margin-left="0cm" fo:margin-right="0cm" fo:text-indent="0cm"/>
      <style:text-properties style:use-window-font-color="true" style:text-outline="false" style:text-line-through-style="none" fo:font-size="8pt" fo:font-style="normal" fo:text-shadow="none" style:text-underline-style="none" fo:font-weight="0" style:text-underline-mode="continuous" style:text-line-through-mode="continuous" style:letter-kerning="false" style:font-size-asian="8pt" style:font-size-complex="8pt" style:text-scale="100%"/>
    </style:style>
    <style:style style:name="P6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size="6.30000019073486pt" fo:font-style="normal" fo:text-shadow="none" style:text-underline-style="solid" style:text-underline-width="auto" style:text-underline-color="font-color" fo:font-weight="normal" style:text-underline-mode="continuous" style:text-line-through-mode="continuous" style:letter-kerning="false" style:font-size-asian="6.30000019073486pt" style:font-size-complex="6.30000019073486pt" style:text-scale="100%"/>
    </style:style>
    <style:style style:name="T2" style:family="text">
      <style:text-properties style:use-window-font-color="true" style:text-outline="false" style:text-line-through-style="none" fo:font-size="6.40000009536743pt" fo:font-style="normal" fo:text-shadow="none" style:text-underline-style="none" fo:font-weight="0" style:text-underline-mode="continuous" style:text-line-through-mode="continuous" style:letter-kerning="false" style:font-size-asian="6.40000009536743pt" style:font-size-complex="6.40000009536743pt" style:text-scale="100%"/>
    </style:style>
    <style:style style:name="T3" style:family="text">
      <style:text-properties style:use-window-font-color="true" style:text-outline="false" style:text-line-through-style="none" fo:font-size="6.40000009536743pt" fo:font-style="normal" fo:text-shadow="none" style:text-underline-style="solid" style:text-underline-width="auto" style:text-underline-color="font-color" fo:font-weight="0" style:text-underline-mode="continuous" style:text-line-through-mode="continuous" style:letter-kerning="false" style:font-size-asian="6.40000009536743pt" style:font-size-complex="6.40000009536743pt" style:text-scale="100%"/>
    </style:style>
    <style:style style:name="T4" style:family="text">
      <style:text-properties style:use-window-font-color="true" style:text-outline="false" style:text-line-through-style="none" fo:font-size="8pt" fo:font-style="normal" fo:text-shadow="none" style:text-underline-style="none" fo:font-weight="0" style:text-underline-mode="continuous" style:text-line-through-mode="continuous" style:letter-kerning="false" style:font-size-asian="8pt" style:font-size-complex="8pt" style:text-scale="100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2" draw:layer="layout" svg:width="2.513cm" svg:height="0.505cm" svg:x="3.94cm" svg:y="13.293cm">
            <draw:text-box>
              <text:p text:style-name="P1"><text:span text:style-name="T1">#genre_id: integer</text:span></text:p>
            </draw:text-box>
          </draw:frame>
          <draw:frame draw:style-name="gr2" draw:text-style-name="P3" draw:layer="layout" svg:width="3.317cm" svg:height="0.509cm" svg:x="3.94cm" svg:y="13.518cm">
            <draw:text-box>
              <text:p text:style-name="P1"><text:span text:style-name="T2">#genre_description: text</text:span></text:p>
            </draw:text-box>
          </draw:frame>
          <draw:frame draw:style-name="gr3" draw:text-style-name="P4" draw:layer="layout" svg:width="2.318cm" svg:height="0.509cm" svg:x="2.257cm" svg:y="11.049cm">
            <draw:text-box>
              <text:p text:style-name="P1"><text:span text:style-name="T3">#file_id: integer</text:span></text:p>
            </draw:text-box>
          </draw:frame>
          <draw:frame draw:style-name="gr4" draw:text-style-name="P4" draw:layer="layout" svg:width="3.347cm" svg:height="0.509cm" svg:x="2.257cm" svg:y="11.274cm">
            <draw:text-box>
              <text:p text:style-name="P1"><text:span text:style-name="T3">#genre_id: integer</text:span></text:p>
            </draw:text-box>
          </draw:frame>
          <draw:frame draw:style-name="gr5" draw:text-style-name="P3" draw:layer="layout" svg:width="3.347cm" svg:height="0.509cm" svg:x="2.257cm" svg:y="11.498cm">
            <draw:text-box>
              <text:p text:style-name="P1"><text:span text:style-name="T2">#magnitude: integer = 1</text:span></text:p>
            </draw:text-box>
          </draw:frame>
          <draw:frame draw:style-name="gr3" draw:text-style-name="P4" draw:layer="layout" svg:width="2.318cm" svg:height="0.509cm" svg:x="3.66cm" svg:y="8.245cm">
            <draw:text-box>
              <text:p text:style-name="P1"><text:span text:style-name="T3">#file_id: integer</text:span></text:p>
            </draw:text-box>
          </draw:frame>
          <draw:frame draw:style-name="gr6" draw:text-style-name="P3" draw:layer="layout" svg:width="2.272cm" svg:height="0.509cm" svg:x="3.66cm" svg:y="8.47cm">
            <draw:text-box>
              <text:p text:style-name="P1"><text:span text:style-name="T2"><text:s/></text:span><text:span text:style-name="T2">file_name: text</text:span></text:p>
            </draw:text-box>
          </draw:frame>
          <draw:frame draw:style-name="gr7" draw:text-style-name="P3" draw:layer="layout" svg:width="2.89cm" svg:height="0.509cm" svg:x="3.66cm" svg:y="8.694cm">
            <draw:text-box>
              <text:p text:style-name="P1"><text:span text:style-name="T2"><text:s/></text:span><text:span text:style-name="T2">file_description: text</text:span></text:p>
            </draw:text-box>
          </draw:frame>
          <draw:frame draw:style-name="gr8" draw:text-style-name="P3" draw:layer="layout" svg:width="2.496cm" svg:height="0.509cm" svg:x="3.66cm" svg:y="8.918cm">
            <draw:text-box>
              <text:p text:style-name="P1"><text:span text:style-name="T2"><text:s/></text:span><text:span text:style-name="T2">file_year: integer</text:span></text:p>
            </draw:text-box>
          </draw:frame>
          <draw:frame draw:style-name="gr9" draw:text-style-name="P4" draw:layer="layout" svg:width="2.792cm" svg:height="0.509cm" svg:x="7.866cm" svg:y="7.684cm">
            <draw:text-box>
              <text:p text:style-name="P1"><text:span text:style-name="T3">#sample_id: integer</text:span></text:p>
            </draw:text-box>
          </draw:frame>
          <draw:frame draw:style-name="gr3" draw:text-style-name="P3" draw:layer="layout" svg:width="2.318cm" svg:height="0.509cm" svg:x="7.866cm" svg:y="7.909cm">
            <draw:text-box>
              <text:p text:style-name="P1"><text:span text:style-name="T2">#file_id: integer</text:span></text:p>
            </draw:text-box>
          </draw:frame>
          <draw:frame draw:style-name="gr10" draw:text-style-name="P3" draw:layer="layout" svg:width="3.207cm" svg:height="0.509cm" svg:x="7.866cm" svg:y="8.133cm">
            <draw:text-box>
              <text:p text:style-name="P1"><text:span text:style-name="T2">#sample_index: integer</text:span></text:p>
            </draw:text-box>
          </draw:frame>
          <draw:frame draw:style-name="gr11" draw:text-style-name="P3" draw:layer="layout" svg:width="2.763cm" svg:height="0.509cm" svg:x="7.866cm" svg:y="8.357cm">
            <draw:text-box>
              <text:p text:style-name="P1"><text:span text:style-name="T2">#sample_data: blob</text:span></text:p>
            </draw:text-box>
          </draw:frame>
          <draw:frame draw:style-name="gr9" draw:text-style-name="P4" draw:layer="layout" svg:width="2.792cm" svg:height="0.509cm" svg:x="9.269cm" svg:y="10.488cm">
            <draw:text-box>
              <text:p text:style-name="P1"><text:span text:style-name="T3">#sample_id: integer</text:span></text:p>
            </draw:text-box>
          </draw:frame>
          <draw:frame draw:style-name="gr12" draw:text-style-name="P4" draw:layer="layout" svg:width="3.216cm" svg:height="0.509cm" svg:x="9.269cm" svg:y="10.713cm">
            <draw:text-box>
              <text:p text:style-name="P1"><text:span text:style-name="T3">#instrument_id: integer</text:span></text:p>
            </draw:text-box>
          </draw:frame>
          <draw:frame draw:style-name="gr5" draw:text-style-name="P3" draw:layer="layout" svg:width="3.347cm" svg:height="0.509cm" svg:x="9.269cm" svg:y="10.937cm">
            <draw:text-box>
              <text:p text:style-name="P1"><text:span text:style-name="T2">#magnitude: integer = 1</text:span></text:p>
            </draw:text-box>
          </draw:frame>
          <draw:g>
            <draw:frame draw:style-name="gr13" draw:text-style-name="P5" draw:layer="layout" svg:width="1.328cm" svg:height="0.581cm" svg:x="4.161cm" svg:y="12.876cm">
              <draw:text-box>
                <text:p text:style-name="P1"><text:span text:style-name="T4">genre</text:span></text:p>
              </draw:text-box>
            </draw:frame>
            <draw:frame draw:style-name="gr14" draw:text-style-name="P5" draw:layer="layout" svg:width="2.208cm" svg:height="0.581cm" svg:x="2.429cm" svg:y="10.632cm">
              <draw:text-box>
                <text:p text:style-name="P1"><text:span text:style-name="T4">c_file_genre</text:span></text:p>
              </draw:text-box>
            </draw:frame>
            <draw:frame draw:style-name="gr15" draw:text-style-name="P5" draw:layer="layout" svg:width="0.938cm" svg:height="0.581cm" svg:x="3.832cm" svg:y="7.828cm">
              <draw:text-box>
                <text:p text:style-name="P1"><text:span text:style-name="T4">file</text:span></text:p>
              </draw:text-box>
            </draw:frame>
            <draw:frame draw:style-name="gr16" draw:text-style-name="P5" draw:layer="layout" svg:width="1.535cm" svg:height="0.581cm" svg:x="7.989cm" svg:y="7.267cm">
              <draw:text-box>
                <text:p text:style-name="P1"><text:span text:style-name="T4">sample</text:span></text:p>
              </draw:text-box>
            </draw:frame>
            <draw:frame draw:style-name="gr17" draw:text-style-name="P5" draw:layer="layout" svg:width="3.529cm" svg:height="0.581cm" svg:x="9.504cm" svg:y="10.072cm">
              <draw:text-box>
                <text:p text:style-name="P1"><text:span text:style-name="T4">c_sample_instrument</text:span></text:p>
              </draw:text-box>
            </draw:frame>
            <draw:frame draw:style-name="gr18" draw:text-style-name="P5" draw:layer="layout" svg:width="2.051cm" svg:height="0.581cm" svg:x="9.735cm" svg:y="12.876cm">
              <draw:text-box>
                <text:p text:style-name="P1"><text:span text:style-name="T4">instrument</text:span></text:p>
              </draw:text-box>
            </draw:frame>
          </draw:g>
          <draw:frame draw:style-name="gr12" draw:text-style-name="P4" draw:layer="layout" svg:width="3.216cm" svg:height="0.509cm" svg:x="9.269cm" svg:y="13.293cm">
            <draw:text-box>
              <text:p text:style-name="P1"><text:span text:style-name="T3">#instrument_id: integer</text:span></text:p>
            </draw:text-box>
          </draw:frame>
          <draw:frame draw:style-name="gr19" draw:text-style-name="P4" draw:layer="layout" svg:width="3.901cm" svg:height="0.509cm" svg:x="9.269cm" svg:y="13.518cm">
            <draw:text-box>
              <text:p text:style-name="P1"><text:span text:style-name="T3">#instrument_description: text</text:span></text:p>
            </draw:text-box>
          </draw:frame>
        </draw:g>
        <draw:line draw:style-name="gr20" draw:text-style-name="P6" draw:layer="layout" svg:x1="4.109cm" svg:y1="12.998cm" svg:x2="4.109cm" svg:y2="12.998cm">
          <text:p text:style-name="P1"/>
        </draw:line>
        <draw:line draw:style-name="gr20" draw:text-style-name="P6" draw:layer="layout" svg:x1="6.606cm" svg:y1="12.998cm" svg:x2="6.606cm" svg:y2="12.998cm">
          <text:p text:style-name="P1"/>
        </draw:line>
        <draw:line draw:style-name="gr20" draw:text-style-name="P6" draw:layer="layout" svg:x1="6.606cm" svg:y1="13.391cm" svg:x2="6.606cm" svg:y2="13.391cm">
          <text:p text:style-name="P1"/>
        </draw:line>
        <draw:line draw:style-name="gr20" draw:text-style-name="P6" draw:layer="layout" svg:x1="4.109cm" svg:y1="13.391cm" svg:x2="4.109cm" svg:y2="13.391cm">
          <text:p text:style-name="P1"/>
        </draw:line>
        <draw:line draw:style-name="gr20" draw:text-style-name="P6" draw:layer="layout" svg:x1="4.109cm" svg:y1="12.998cm" svg:x2="4.109cm" svg:y2="12.998cm">
          <text:p text:style-name="P1"/>
        </draw:line>
        <draw:line draw:style-name="gr20" draw:text-style-name="P6" draw:layer="layout" svg:x1="4.109cm" svg:y1="13.391cm" svg:x2="4.109cm" svg:y2="13.391cm">
          <text:p text:style-name="P1"/>
        </draw:line>
        <draw:line draw:style-name="gr20" draw:text-style-name="P6" draw:layer="layout" svg:x1="6.606cm" svg:y1="13.391cm" svg:x2="6.606cm" svg:y2="13.391cm">
          <text:p text:style-name="P1"/>
        </draw:line>
        <draw:line draw:style-name="gr20" draw:text-style-name="P6" draw:layer="layout" svg:x1="6.606cm" svg:y1="13.896cm" svg:x2="6.606cm" svg:y2="13.896cm">
          <text:p text:style-name="P1"/>
        </draw:line>
        <draw:line draw:style-name="gr20" draw:text-style-name="P6" draw:layer="layout" svg:x1="4.109cm" svg:y1="13.896cm" svg:x2="4.109cm" svg:y2="13.896cm">
          <text:p text:style-name="P1"/>
        </draw:line>
        <draw:line draw:style-name="gr20" draw:text-style-name="P6" draw:layer="layout" svg:x1="4.109cm" svg:y1="13.391cm" svg:x2="4.109cm" svg:y2="13.391cm">
          <text:p text:style-name="P1"/>
        </draw:line>
        <draw:line draw:style-name="gr20" draw:text-style-name="P6" draw:layer="layout" svg:x1="2.427cm" svg:y1="10.754cm" svg:x2="2.427cm" svg:y2="10.754cm">
          <text:p text:style-name="P1"/>
        </draw:line>
        <draw:line draw:style-name="gr20" draw:text-style-name="P6" draw:layer="layout" svg:x1="4.824cm" svg:y1="10.754cm" svg:x2="4.824cm" svg:y2="10.754cm">
          <text:p text:style-name="P1"/>
        </draw:line>
        <draw:line draw:style-name="gr20" draw:text-style-name="P6" draw:layer="layout" svg:x1="4.824cm" svg:y1="11.147cm" svg:x2="4.824cm" svg:y2="11.147cm">
          <text:p text:style-name="P1"/>
        </draw:line>
        <draw:line draw:style-name="gr20" draw:text-style-name="P6" draw:layer="layout" svg:x1="2.427cm" svg:y1="11.147cm" svg:x2="2.427cm" svg:y2="11.147cm">
          <text:p text:style-name="P1"/>
        </draw:line>
        <draw:line draw:style-name="gr20" draw:text-style-name="P6" draw:layer="layout" svg:x1="2.427cm" svg:y1="10.754cm" svg:x2="2.427cm" svg:y2="10.754cm">
          <text:p text:style-name="P1"/>
        </draw:line>
        <draw:line draw:style-name="gr20" draw:text-style-name="P6" draw:layer="layout" svg:x1="2.427cm" svg:y1="11.147cm" svg:x2="2.427cm" svg:y2="11.147cm">
          <text:p text:style-name="P1"/>
        </draw:line>
        <draw:line draw:style-name="gr20" draw:text-style-name="P6" draw:layer="layout" svg:x1="4.824cm" svg:y1="11.147cm" svg:x2="4.824cm" svg:y2="11.147cm">
          <text:p text:style-name="P1"/>
        </draw:line>
        <draw:line draw:style-name="gr20" draw:text-style-name="P6" draw:layer="layout" svg:x1="4.824cm" svg:y1="11.876cm" svg:x2="4.824cm" svg:y2="11.876cm">
          <text:p text:style-name="P1"/>
        </draw:line>
        <draw:line draw:style-name="gr20" draw:text-style-name="P6" draw:layer="layout" svg:x1="2.427cm" svg:y1="11.876cm" svg:x2="2.427cm" svg:y2="11.876cm">
          <text:p text:style-name="P1"/>
        </draw:line>
        <draw:line draw:style-name="gr20" draw:text-style-name="P6" draw:layer="layout" svg:x1="2.427cm" svg:y1="11.147cm" svg:x2="2.427cm" svg:y2="11.147cm">
          <text:p text:style-name="P1"/>
        </draw:line>
        <draw:line draw:style-name="gr20" draw:text-style-name="P6" draw:layer="layout" svg:x1="3.829cm" svg:y1="7.949cm" svg:x2="3.829cm" svg:y2="7.949cm">
          <text:p text:style-name="P1"/>
        </draw:line>
        <draw:line draw:style-name="gr20" draw:text-style-name="P6" draw:layer="layout" svg:x1="6.227cm" svg:y1="7.949cm" svg:x2="6.227cm" svg:y2="7.949cm">
          <text:p text:style-name="P1"/>
        </draw:line>
        <draw:line draw:style-name="gr20" draw:text-style-name="P6" draw:layer="layout" svg:x1="6.227cm" svg:y1="8.342cm" svg:x2="6.227cm" svg:y2="8.342cm">
          <text:p text:style-name="P1"/>
        </draw:line>
        <draw:line draw:style-name="gr20" draw:text-style-name="P6" draw:layer="layout" svg:x1="3.829cm" svg:y1="8.342cm" svg:x2="3.829cm" svg:y2="8.342cm">
          <text:p text:style-name="P1"/>
        </draw:line>
        <draw:line draw:style-name="gr20" draw:text-style-name="P6" draw:layer="layout" svg:x1="3.829cm" svg:y1="7.949cm" svg:x2="3.829cm" svg:y2="7.949cm">
          <text:p text:style-name="P1"/>
        </draw:line>
        <draw:line draw:style-name="gr20" draw:text-style-name="P6" draw:layer="layout" svg:x1="3.829cm" svg:y1="8.342cm" svg:x2="3.829cm" svg:y2="8.342cm">
          <text:p text:style-name="P1"/>
        </draw:line>
        <draw:line draw:style-name="gr20" draw:text-style-name="P6" draw:layer="layout" svg:x1="6.227cm" svg:y1="8.342cm" svg:x2="6.227cm" svg:y2="8.342cm">
          <text:p text:style-name="P1"/>
        </draw:line>
        <draw:line draw:style-name="gr20" draw:text-style-name="P6" draw:layer="layout" svg:x1="6.227cm" svg:y1="9.295cm" svg:x2="6.227cm" svg:y2="9.295cm">
          <text:p text:style-name="P1"/>
        </draw:line>
        <draw:line draw:style-name="gr20" draw:text-style-name="P6" draw:layer="layout" svg:x1="3.829cm" svg:y1="9.295cm" svg:x2="3.829cm" svg:y2="9.295cm">
          <text:p text:style-name="P1"/>
        </draw:line>
        <draw:line draw:style-name="gr20" draw:text-style-name="P6" draw:layer="layout" svg:x1="3.829cm" svg:y1="8.342cm" svg:x2="3.829cm" svg:y2="8.342cm">
          <text:p text:style-name="P1"/>
        </draw:line>
        <draw:line draw:style-name="gr20" draw:text-style-name="P6" draw:layer="layout" svg:x1="5.028cm" svg:y1="9.295cm" svg:x2="5.028cm" svg:y2="9.295cm">
          <text:p text:style-name="P1"/>
        </draw:line>
        <draw:line draw:style-name="gr20" draw:text-style-name="P6" draw:layer="layout" svg:x1="5.028cm" svg:y1="10.025cm" svg:x2="5.028cm" svg:y2="10.025cm">
          <text:p text:style-name="P1"/>
        </draw:line>
        <draw:line draw:style-name="gr20" draw:text-style-name="P6" draw:layer="layout" svg:x1="3.625cm" svg:y1="10.025cm" svg:x2="3.625cm" svg:y2="10.025cm">
          <text:p text:style-name="P1"/>
        </draw:line>
        <draw:line draw:style-name="gr20" draw:text-style-name="P6" draw:layer="layout" svg:x1="3.625cm" svg:y1="10.754cm" svg:x2="3.625cm" svg:y2="10.754cm">
          <text:p text:style-name="P1"/>
        </draw:line>
        <draw:line draw:style-name="gr20" draw:text-style-name="P6" draw:layer="layout" svg:x1="5.028cm" svg:y1="9.436cm" svg:x2="5.028cm" svg:y2="9.436cm">
          <text:p text:style-name="P1"/>
        </draw:line>
        <draw:line draw:style-name="gr20" draw:text-style-name="P6" draw:layer="layout" svg:x1="5.098cm" svg:y1="9.295cm" svg:x2="5.098cm" svg:y2="9.295cm">
          <text:p text:style-name="P1"/>
        </draw:line>
        <draw:line draw:style-name="gr20" draw:text-style-name="P6" draw:layer="layout" svg:x1="5.028cm" svg:y1="9.436cm" svg:x2="5.028cm" svg:y2="9.436cm">
          <text:p text:style-name="P1"/>
        </draw:line>
        <draw:line draw:style-name="gr20" draw:text-style-name="P6" draw:layer="layout" svg:x1="4.958cm" svg:y1="9.295cm" svg:x2="4.958cm" svg:y2="9.295cm">
          <text:p text:style-name="P1"/>
        </draw:line>
        <draw:line draw:style-name="gr20" draw:text-style-name="P6" draw:layer="layout" svg:x1="3.625cm" svg:y1="10.614cm" svg:x2="3.625cm" svg:y2="10.614cm">
          <text:p text:style-name="P1"/>
        </draw:line>
        <draw:line draw:style-name="gr20" draw:text-style-name="P6" draw:layer="layout" svg:x1="3.555cm" svg:y1="10.754cm" svg:x2="3.555cm" svg:y2="10.754cm">
          <text:p text:style-name="P1"/>
        </draw:line>
        <draw:line draw:style-name="gr20" draw:text-style-name="P6" draw:layer="layout" svg:x1="3.625cm" svg:y1="10.614cm" svg:x2="3.625cm" svg:y2="10.614cm">
          <text:p text:style-name="P1"/>
        </draw:line>
        <draw:line draw:style-name="gr20" draw:text-style-name="P6" draw:layer="layout" svg:x1="3.695cm" svg:y1="10.754cm" svg:x2="3.695cm" svg:y2="10.754cm">
          <text:p text:style-name="P1"/>
        </draw:line>
        <draw:line draw:style-name="gr20" draw:text-style-name="P6" draw:layer="layout" svg:x1="3.625cm" svg:y1="11.876cm" svg:x2="3.625cm" svg:y2="11.876cm">
          <text:p text:style-name="P1"/>
        </draw:line>
        <draw:line draw:style-name="gr20" draw:text-style-name="P6" draw:layer="layout" svg:x1="3.625cm" svg:y1="12.437cm" svg:x2="3.625cm" svg:y2="12.437cm">
          <text:p text:style-name="P1"/>
        </draw:line>
        <draw:line draw:style-name="gr20" draw:text-style-name="P6" draw:layer="layout" svg:x1="5.357cm" svg:y1="12.437cm" svg:x2="5.357cm" svg:y2="12.437cm">
          <text:p text:style-name="P1"/>
        </draw:line>
        <draw:line draw:style-name="gr20" draw:text-style-name="P6" draw:layer="layout" svg:x1="5.357cm" svg:y1="12.998cm" svg:x2="5.357cm" svg:y2="12.998cm">
          <text:p text:style-name="P1"/>
        </draw:line>
        <draw:line draw:style-name="gr20" draw:text-style-name="P6" draw:layer="layout" svg:x1="3.625cm" svg:y1="12.016cm" svg:x2="3.625cm" svg:y2="12.016cm">
          <text:p text:style-name="P1"/>
        </draw:line>
        <draw:line draw:style-name="gr20" draw:text-style-name="P6" draw:layer="layout" svg:x1="3.695cm" svg:y1="11.876cm" svg:x2="3.695cm" svg:y2="11.876cm">
          <text:p text:style-name="P1"/>
        </draw:line>
        <draw:line draw:style-name="gr20" draw:text-style-name="P6" draw:layer="layout" svg:x1="3.625cm" svg:y1="12.016cm" svg:x2="3.625cm" svg:y2="12.016cm">
          <text:p text:style-name="P1"/>
        </draw:line>
        <draw:line draw:style-name="gr20" draw:text-style-name="P6" draw:layer="layout" svg:x1="3.555cm" svg:y1="11.876cm" svg:x2="3.555cm" svg:y2="11.876cm">
          <text:p text:style-name="P1"/>
        </draw:line>
        <draw:line draw:style-name="gr20" draw:text-style-name="P6" draw:layer="layout" svg:x1="5.357cm" svg:y1="12.858cm" svg:x2="5.357cm" svg:y2="12.858cm">
          <text:p text:style-name="P1"/>
        </draw:line>
        <draw:line draw:style-name="gr20" draw:text-style-name="P6" draw:layer="layout" svg:x1="5.287cm" svg:y1="12.998cm" svg:x2="5.287cm" svg:y2="12.998cm">
          <text:p text:style-name="P1"/>
        </draw:line>
        <draw:line draw:style-name="gr20" draw:text-style-name="P6" draw:layer="layout" svg:x1="5.357cm" svg:y1="12.858cm" svg:x2="5.357cm" svg:y2="12.858cm">
          <text:p text:style-name="P1"/>
        </draw:line>
        <draw:line draw:style-name="gr20" draw:text-style-name="P6" draw:layer="layout" svg:x1="5.427cm" svg:y1="12.998cm" svg:x2="5.427cm" svg:y2="12.998cm">
          <text:p text:style-name="P1"/>
        </draw:line>
        <draw:line draw:style-name="gr20" draw:text-style-name="P6" draw:layer="layout" svg:x1="8.036cm" svg:y1="7.389cm" svg:x2="8.036cm" svg:y2="7.389cm">
          <text:p text:style-name="P1"/>
        </draw:line>
        <draw:line draw:style-name="gr20" draw:text-style-name="P6" draw:layer="layout" svg:x1="10.336cm" svg:y1="7.389cm" svg:x2="10.336cm" svg:y2="7.389cm">
          <text:p text:style-name="P1"/>
        </draw:line>
        <draw:line draw:style-name="gr20" draw:text-style-name="P6" draw:layer="layout" svg:x1="10.336cm" svg:y1="7.781cm" svg:x2="10.336cm" svg:y2="7.781cm">
          <text:p text:style-name="P1"/>
        </draw:line>
        <draw:line draw:style-name="gr20" draw:text-style-name="P6" draw:layer="layout" svg:x1="8.036cm" svg:y1="7.781cm" svg:x2="8.036cm" svg:y2="7.781cm">
          <text:p text:style-name="P1"/>
        </draw:line>
        <draw:line draw:style-name="gr20" draw:text-style-name="P6" draw:layer="layout" svg:x1="8.036cm" svg:y1="7.389cm" svg:x2="8.036cm" svg:y2="7.389cm">
          <text:p text:style-name="P1"/>
        </draw:line>
        <draw:line draw:style-name="gr20" draw:text-style-name="P6" draw:layer="layout" svg:x1="8.036cm" svg:y1="7.781cm" svg:x2="8.036cm" svg:y2="7.781cm">
          <text:p text:style-name="P1"/>
        </draw:line>
        <draw:line draw:style-name="gr20" draw:text-style-name="P6" draw:layer="layout" svg:x1="10.336cm" svg:y1="7.781cm" svg:x2="10.336cm" svg:y2="7.781cm">
          <text:p text:style-name="P1"/>
        </draw:line>
        <draw:line draw:style-name="gr20" draw:text-style-name="P6" draw:layer="layout" svg:x1="10.336cm" svg:y1="8.734cm" svg:x2="10.336cm" svg:y2="8.734cm">
          <text:p text:style-name="P1"/>
        </draw:line>
        <draw:line draw:style-name="gr20" draw:text-style-name="P6" draw:layer="layout" svg:x1="8.036cm" svg:y1="8.734cm" svg:x2="8.036cm" svg:y2="8.734cm">
          <text:p text:style-name="P1"/>
        </draw:line>
        <draw:line draw:style-name="gr20" draw:text-style-name="P6" draw:layer="layout" svg:x1="8.036cm" svg:y1="7.781cm" svg:x2="8.036cm" svg:y2="7.781cm">
          <text:p text:style-name="P1"/>
        </draw:line>
        <draw:line draw:style-name="gr20" draw:text-style-name="P6" draw:layer="layout" svg:x1="6.227cm" svg:y1="8.706cm" svg:x2="6.227cm" svg:y2="8.706cm">
          <text:p text:style-name="P1"/>
        </draw:line>
        <draw:line draw:style-name="gr20" draw:text-style-name="P6" draw:layer="layout" svg:x1="7.131cm" svg:y1="8.706cm" svg:x2="7.131cm" svg:y2="8.706cm">
          <text:p text:style-name="P1"/>
        </draw:line>
        <draw:line draw:style-name="gr20" draw:text-style-name="P6" draw:layer="layout" svg:x1="7.131cm" svg:y1="8.145cm" svg:x2="7.131cm" svg:y2="8.145cm">
          <text:p text:style-name="P1"/>
        </draw:line>
        <draw:line draw:style-name="gr20" draw:text-style-name="P6" draw:layer="layout" svg:x1="8.036cm" svg:y1="8.145cm" svg:x2="8.036cm" svg:y2="8.145cm">
          <text:p text:style-name="P1"/>
        </draw:line>
        <draw:line draw:style-name="gr20" draw:text-style-name="P6" draw:layer="layout" svg:x1="6.367cm" svg:y1="8.706cm" svg:x2="6.367cm" svg:y2="8.706cm">
          <text:p text:style-name="P1"/>
        </draw:line>
        <draw:line draw:style-name="gr20" draw:text-style-name="P6" draw:layer="layout" svg:x1="6.227cm" svg:y1="8.636cm" svg:x2="6.227cm" svg:y2="8.636cm">
          <text:p text:style-name="P1"/>
        </draw:line>
        <draw:line draw:style-name="gr20" draw:text-style-name="P6" draw:layer="layout" svg:x1="6.367cm" svg:y1="8.706cm" svg:x2="6.367cm" svg:y2="8.706cm">
          <text:p text:style-name="P1"/>
        </draw:line>
        <draw:line draw:style-name="gr20" draw:text-style-name="P6" draw:layer="layout" svg:x1="6.227cm" svg:y1="8.776cm" svg:x2="6.227cm" svg:y2="8.776cm">
          <text:p text:style-name="P1"/>
        </draw:line>
        <draw:line draw:style-name="gr20" draw:text-style-name="P6" draw:layer="layout" svg:x1="7.896cm" svg:y1="8.145cm" svg:x2="7.896cm" svg:y2="8.145cm">
          <text:p text:style-name="P1"/>
        </draw:line>
        <draw:line draw:style-name="gr20" draw:text-style-name="P6" draw:layer="layout" svg:x1="8.036cm" svg:y1="8.215cm" svg:x2="8.036cm" svg:y2="8.215cm">
          <text:p text:style-name="P1"/>
        </draw:line>
        <draw:line draw:style-name="gr20" draw:text-style-name="P6" draw:layer="layout" svg:x1="7.896cm" svg:y1="8.145cm" svg:x2="7.896cm" svg:y2="8.145cm">
          <text:p text:style-name="P1"/>
        </draw:line>
        <draw:line draw:style-name="gr20" draw:text-style-name="P6" draw:layer="layout" svg:x1="8.036cm" svg:y1="8.075cm" svg:x2="8.036cm" svg:y2="8.075cm">
          <text:p text:style-name="P1"/>
        </draw:line>
        <draw:line draw:style-name="gr20" draw:text-style-name="P6" draw:layer="layout" svg:x1="7.896cm" svg:y1="8.215cm" svg:x2="7.896cm" svg:y2="8.215cm">
          <text:p text:style-name="P1"/>
        </draw:line>
        <draw:line draw:style-name="gr20" draw:text-style-name="P6" draw:layer="layout" svg:x1="7.896cm" svg:y1="8.075cm" svg:x2="7.896cm" svg:y2="8.075cm">
          <text:p text:style-name="P1"/>
        </draw:line>
        <draw:line draw:style-name="gr20" draw:text-style-name="P6" draw:layer="layout" svg:x1="9.439cm" svg:y1="10.193cm" svg:x2="9.439cm" svg:y2="10.193cm">
          <text:p text:style-name="P1"/>
        </draw:line>
        <draw:line draw:style-name="gr20" draw:text-style-name="P6" draw:layer="layout" svg:x1="11.963cm" svg:y1="10.193cm" svg:x2="11.963cm" svg:y2="10.193cm">
          <text:p text:style-name="P1"/>
        </draw:line>
        <draw:line draw:style-name="gr20" draw:text-style-name="P6" draw:layer="layout" svg:x1="11.963cm" svg:y1="10.586cm" svg:x2="11.963cm" svg:y2="10.586cm">
          <text:p text:style-name="P1"/>
        </draw:line>
        <draw:line draw:style-name="gr20" draw:text-style-name="P6" draw:layer="layout" svg:x1="9.439cm" svg:y1="10.586cm" svg:x2="9.439cm" svg:y2="10.586cm">
          <text:p text:style-name="P1"/>
        </draw:line>
        <draw:line draw:style-name="gr20" draw:text-style-name="P6" draw:layer="layout" svg:x1="9.439cm" svg:y1="10.193cm" svg:x2="9.439cm" svg:y2="10.193cm">
          <text:p text:style-name="P1"/>
        </draw:line>
        <draw:line draw:style-name="gr20" draw:text-style-name="P6" draw:layer="layout" svg:x1="9.439cm" svg:y1="10.586cm" svg:x2="9.439cm" svg:y2="10.586cm">
          <text:p text:style-name="P1"/>
        </draw:line>
        <draw:line draw:style-name="gr20" draw:text-style-name="P6" draw:layer="layout" svg:x1="11.963cm" svg:y1="10.586cm" svg:x2="11.963cm" svg:y2="10.586cm">
          <text:p text:style-name="P1"/>
        </draw:line>
        <draw:line draw:style-name="gr20" draw:text-style-name="P6" draw:layer="layout" svg:x1="11.963cm" svg:y1="11.315cm" svg:x2="11.963cm" svg:y2="11.315cm">
          <text:p text:style-name="P1"/>
        </draw:line>
        <draw:line draw:style-name="gr20" draw:text-style-name="P6" draw:layer="layout" svg:x1="9.439cm" svg:y1="11.315cm" svg:x2="9.439cm" svg:y2="11.315cm">
          <text:p text:style-name="P1"/>
        </draw:line>
        <draw:line draw:style-name="gr20" draw:text-style-name="P6" draw:layer="layout" svg:x1="9.439cm" svg:y1="10.586cm" svg:x2="9.439cm" svg:y2="10.586cm">
          <text:p text:style-name="P1"/>
        </draw:line>
        <draw:line draw:style-name="gr20" draw:text-style-name="P6" draw:layer="layout" svg:x1="9.186cm" svg:y1="8.734cm" svg:x2="9.186cm" svg:y2="8.734cm">
          <text:p text:style-name="P1"/>
        </draw:line>
        <draw:line draw:style-name="gr20" draw:text-style-name="P6" draw:layer="layout" svg:x1="9.186cm" svg:y1="9.464cm" svg:x2="9.186cm" svg:y2="9.464cm">
          <text:p text:style-name="P1"/>
        </draw:line>
        <draw:line draw:style-name="gr20" draw:text-style-name="P6" draw:layer="layout" svg:x1="10.701cm" svg:y1="9.464cm" svg:x2="10.701cm" svg:y2="9.464cm">
          <text:p text:style-name="P1"/>
        </draw:line>
        <draw:line draw:style-name="gr20" draw:text-style-name="P6" draw:layer="layout" svg:x1="10.701cm" svg:y1="10.193cm" svg:x2="10.701cm" svg:y2="10.193cm">
          <text:p text:style-name="P1"/>
        </draw:line>
        <draw:line draw:style-name="gr20" draw:text-style-name="P6" draw:layer="layout" svg:x1="9.186cm" svg:y1="8.875cm" svg:x2="9.186cm" svg:y2="8.875cm">
          <text:p text:style-name="P1"/>
        </draw:line>
        <draw:line draw:style-name="gr20" draw:text-style-name="P6" draw:layer="layout" svg:x1="9.256cm" svg:y1="8.734cm" svg:x2="9.256cm" svg:y2="8.734cm">
          <text:p text:style-name="P1"/>
        </draw:line>
        <draw:line draw:style-name="gr20" draw:text-style-name="P6" draw:layer="layout" svg:x1="9.186cm" svg:y1="8.875cm" svg:x2="9.186cm" svg:y2="8.875cm">
          <text:p text:style-name="P1"/>
        </draw:line>
        <draw:line draw:style-name="gr20" draw:text-style-name="P6" draw:layer="layout" svg:x1="9.116cm" svg:y1="8.734cm" svg:x2="9.116cm" svg:y2="8.734cm">
          <text:p text:style-name="P1"/>
        </draw:line>
        <draw:line draw:style-name="gr20" draw:text-style-name="P6" draw:layer="layout" svg:x1="10.701cm" svg:y1="10.053cm" svg:x2="10.701cm" svg:y2="10.053cm">
          <text:p text:style-name="P1"/>
        </draw:line>
        <draw:line draw:style-name="gr20" draw:text-style-name="P6" draw:layer="layout" svg:x1="10.631cm" svg:y1="10.193cm" svg:x2="10.631cm" svg:y2="10.193cm">
          <text:p text:style-name="P1"/>
        </draw:line>
        <draw:line draw:style-name="gr20" draw:text-style-name="P6" draw:layer="layout" svg:x1="10.701cm" svg:y1="10.053cm" svg:x2="10.701cm" svg:y2="10.053cm">
          <text:p text:style-name="P1"/>
        </draw:line>
        <draw:line draw:style-name="gr20" draw:text-style-name="P6" draw:layer="layout" svg:x1="10.771cm" svg:y1="10.193cm" svg:x2="10.771cm" svg:y2="10.193cm">
          <text:p text:style-name="P1"/>
        </draw:line>
        <draw:line draw:style-name="gr20" draw:text-style-name="P6" draw:layer="layout" svg:x1="9.439cm" svg:y1="12.998cm" svg:x2="9.439cm" svg:y2="12.998cm">
          <text:p text:style-name="P1"/>
        </draw:line>
        <draw:line draw:style-name="gr20" draw:text-style-name="P6" draw:layer="layout" svg:x1="12.426cm" svg:y1="12.998cm" svg:x2="12.426cm" svg:y2="12.998cm">
          <text:p text:style-name="P1"/>
        </draw:line>
        <draw:line draw:style-name="gr20" draw:text-style-name="P6" draw:layer="layout" svg:x1="12.426cm" svg:y1="13.391cm" svg:x2="12.426cm" svg:y2="13.391cm">
          <text:p text:style-name="P1"/>
        </draw:line>
        <draw:line draw:style-name="gr20" draw:text-style-name="P6" draw:layer="layout" svg:x1="9.439cm" svg:y1="13.391cm" svg:x2="9.439cm" svg:y2="13.391cm">
          <text:p text:style-name="P1"/>
        </draw:line>
        <draw:line draw:style-name="gr20" draw:text-style-name="P6" draw:layer="layout" svg:x1="9.439cm" svg:y1="12.998cm" svg:x2="9.439cm" svg:y2="12.998cm">
          <text:p text:style-name="P1"/>
        </draw:line>
        <draw:line draw:style-name="gr20" draw:text-style-name="P6" draw:layer="layout" svg:x1="9.439cm" svg:y1="13.391cm" svg:x2="9.439cm" svg:y2="13.391cm">
          <text:p text:style-name="P1"/>
        </draw:line>
        <draw:line draw:style-name="gr20" draw:text-style-name="P6" draw:layer="layout" svg:x1="12.426cm" svg:y1="13.391cm" svg:x2="12.426cm" svg:y2="13.391cm">
          <text:p text:style-name="P1"/>
        </draw:line>
        <draw:line draw:style-name="gr20" draw:text-style-name="P6" draw:layer="layout" svg:x1="12.426cm" svg:y1="13.896cm" svg:x2="12.426cm" svg:y2="13.896cm">
          <text:p text:style-name="P1"/>
        </draw:line>
        <draw:line draw:style-name="gr20" draw:text-style-name="P6" draw:layer="layout" svg:x1="9.439cm" svg:y1="13.896cm" svg:x2="9.439cm" svg:y2="13.896cm">
          <text:p text:style-name="P1"/>
        </draw:line>
        <draw:line draw:style-name="gr20" draw:text-style-name="P6" draw:layer="layout" svg:x1="9.439cm" svg:y1="13.391cm" svg:x2="9.439cm" svg:y2="13.391cm">
          <text:p text:style-name="P1"/>
        </draw:line>
        <draw:line draw:style-name="gr20" draw:text-style-name="P6" draw:layer="layout" svg:x1="10.701cm" svg:y1="11.315cm" svg:x2="10.701cm" svg:y2="11.315cm">
          <text:p text:style-name="P1"/>
        </draw:line>
        <draw:line draw:style-name="gr20" draw:text-style-name="P6" draw:layer="layout" svg:x1="10.701cm" svg:y1="12.157cm" svg:x2="10.701cm" svg:y2="12.157cm">
          <text:p text:style-name="P1"/>
        </draw:line>
        <draw:line draw:style-name="gr20" draw:text-style-name="P6" draw:layer="layout" svg:x1="10.932cm" svg:y1="12.157cm" svg:x2="10.932cm" svg:y2="12.157cm">
          <text:p text:style-name="P1"/>
        </draw:line>
        <draw:line draw:style-name="gr20" draw:text-style-name="P6" draw:layer="layout" svg:x1="10.932cm" svg:y1="12.998cm" svg:x2="10.932cm" svg:y2="12.998cm">
          <text:p text:style-name="P1"/>
        </draw:line>
        <draw:line draw:style-name="gr20" draw:text-style-name="P6" draw:layer="layout" svg:x1="10.701cm" svg:y1="11.455cm" svg:x2="10.701cm" svg:y2="11.455cm">
          <text:p text:style-name="P1"/>
        </draw:line>
        <draw:line draw:style-name="gr20" draw:text-style-name="P6" draw:layer="layout" svg:x1="10.771cm" svg:y1="11.315cm" svg:x2="10.771cm" svg:y2="11.315cm">
          <text:p text:style-name="P1"/>
        </draw:line>
        <draw:line draw:style-name="gr20" draw:text-style-name="P6" draw:layer="layout" svg:x1="10.701cm" svg:y1="11.455cm" svg:x2="10.701cm" svg:y2="11.455cm">
          <text:p text:style-name="P1"/>
        </draw:line>
        <draw:line draw:style-name="gr20" draw:text-style-name="P6" draw:layer="layout" svg:x1="10.631cm" svg:y1="11.315cm" svg:x2="10.631cm" svg:y2="11.315cm">
          <text:p text:style-name="P1"/>
        </draw:line>
        <draw:line draw:style-name="gr20" draw:text-style-name="P6" draw:layer="layout" svg:x1="10.932cm" svg:y1="12.858cm" svg:x2="10.932cm" svg:y2="12.858cm">
          <text:p text:style-name="P1"/>
        </draw:line>
        <draw:line draw:style-name="gr20" draw:text-style-name="P6" draw:layer="layout" svg:x1="10.862cm" svg:y1="12.998cm" svg:x2="10.862cm" svg:y2="12.998cm">
          <text:p text:style-name="P1"/>
        </draw:line>
        <draw:line draw:style-name="gr20" draw:text-style-name="P6" draw:layer="layout" svg:x1="10.932cm" svg:y1="12.858cm" svg:x2="10.932cm" svg:y2="12.858cm">
          <text:p text:style-name="P1"/>
        </draw:line>
        <draw:line draw:style-name="gr20" draw:text-style-name="P6" draw:layer="layout" svg:x1="11.002cm" svg:y1="12.998cm" svg:x2="11.002cm" svg:y2="12.998cm">
          <text:p text:style-name="P1"/>
        </draw:line>
        <draw:g>
          <draw:path draw:style-name="gr21" draw:text-style-name="P6" draw:layer="layout" svg:width="3.472cm" svg:height="1.122cm" svg:x="9.439cm" svg:y="10.193cm" svg:viewBox="0 0 3473 1123" svg:d="m3472 0c-1157 0-2314 0-3472 0 1157 0 2314 0 3472 0zm0 393c0-131 0-262 0-393 0 0 0 0 0 0 0 131 0 262 0 393zm-3472-393c0 131 0 262 0 393 0 0 0 0 0 0 0-131 0-262 0-393zm3472 393c-1157 0-2314 0-3472 0 1157 0 2314 0 3472 0zm0 729c0-243 0-486 0-729 0 0 0 0 0 0 0 243 0 486 0 729zm-3472 0c1157 0 2314 0 3472 0 0 0 0 0 0 0-1157 0-2314 0-3472 0zm0-729c0 243 0 486 0 729 0 0 0 0 0 0 0-243 0-486 0-729z">
            <text:p text:style-name="P1"/>
          </draw:path>
          <draw:path draw:style-name="gr21" draw:text-style-name="P6" draw:layer="layout" svg:width="2.829cm" svg:height="1.345cm" svg:x="8.036cm" svg:y="7.389cm" svg:viewBox="0 0 2830 1346" svg:d="m2829 0c-942 0-1884 0-2829 0 942 0 1884 0 2829 0zm0 392c0-130 0-260 0-392 0 0 0 0 0 0 0 130 0 260 0 392zm-2829-392c0 130 0 260 0 392 0 0 0 0 0 0 0-130 0-260 0-392zm2829 392c-942 0-1884 0-2829 0 942 0 1884 0 2829 0zm0 953c0-317 0-634 0-953 0 0 0 0 0 0 0 317 0 634 0 953zm-2829 0c942 0 1884 0 2829 0 0 0 0 0 0 0-942 0-1884 0-2829 0zm0-953c0 317 0 634 0 953 0 0 0 0 0 0 0-317 0-634 0-953z">
            <text:p text:style-name="P1"/>
          </draw:path>
          <draw:path draw:style-name="gr21" draw:text-style-name="P6" draw:layer="layout" svg:width="2.521cm" svg:height="1.346cm" svg:x="3.829cm" svg:y="7.949cm" svg:viewBox="0 0 2522 1347" svg:d="m2521 0c-840 0-1680 0-2521 0 840 0 1680 0 2521 0zm0 393c0-131 0-262 0-393 0 0 0 0 0 0 0 131 0 262 0 393zm-2521-393c0 131 0 262 0 393 0 0 0 0 0 0 0-131 0-262 0-393zm2521 393c-840 0-1680 0-2521 0 840 0 1680 0 2521 0zm0 953c0-317 0-634 0-953 0 0 0 0 0 0 0 317 0 634 0 953zm-2521 0c840 0 1680 0 2521 0 0 0 0 0 0 0-840 0-1680 0-2521 0zm0-953c0 317 0 634 0 953 0 0 0 0 0 0 0-317 0-634 0-953z">
            <text:p text:style-name="P1"/>
          </draw:path>
          <draw:path draw:style-name="gr21" draw:text-style-name="P6" draw:layer="layout" svg:width="3.006cm" svg:height="1.122cm" svg:x="2.427cm" svg:y="10.754cm" svg:viewBox="0 0 3007 1123" svg:d="m3006 0c-1002 0-2004 0-3006 0 1002 0 2004 0 3006 0zm0 393c0-131 0-262 0-393 0 0 0 0 0 0 0 131 0 262 0 393zm-3006-393c0 131 0 262 0 393 0 0 0 0 0 0 0-131 0-262 0-393zm3006 393c-1002 0-2004 0-3006 0 1002 0 2004 0 3006 0zm0 729c0-243 0-486 0-729 0 0 0 0 0 0 0 243 0 486 0 729zm-3006 0c1002 0 2004 0 3006 0 0 0 0 0 0 0-1002 0-2004 0-3006 0zm0-729c0 243 0 486 0 729 0 0 0 0 0 0 0-243 0-486 0-729z">
            <text:p text:style-name="P1"/>
          </draw:path>
          <draw:path draw:style-name="gr21" draw:text-style-name="P6" draw:layer="layout" svg:width="2.946cm" svg:height="0.898cm" svg:x="4.109cm" svg:y="12.998cm" svg:viewBox="0 0 2947 899" svg:d="m2946 0c-982 0-1963 0-2946 0 982 0 1963 0 2946 0zm0 393c0-131 0-262 0-393 0 0 0 0 0 0 0 131 0 262 0 393zm-2946-393c0 131 0 262 0 393 0 0 0 0 0 0 0-131 0-262 0-393zm2946 393c-982 0-1963 0-2946 0 982 0 1963 0 2946 0zm0 505c0-168 0-336 0-505 0 0 0 0 0 0 0 168 0 336 0 505zm-2946 0c982 0 1963 0 2946 0 0 0 0 0 0 0-982 0-1963 0-2946 0zm0-505c0 168 0 336 0 505 0 0 0 0 0 0 0-168 0-336 0-505z">
            <text:p text:style-name="P1"/>
          </draw:path>
          <draw:path draw:style-name="gr21" draw:text-style-name="P6" draw:layer="layout" svg:width="3.543cm" svg:height="0.898cm" svg:x="9.439cm" svg:y="12.998cm" svg:viewBox="0 0 3544 899" svg:d="m3543 0c-1180 0-2360 0-3543 0 1180 0 2360 0 3543 0zm0 393c0-131 0-262 0-393 0 0 0 0 0 0 0 131 0 262 0 393zm-3543-393c0 131 0 262 0 393 0 0 0 0 0 0 0-131 0-262 0-393zm3543 393c-1180 0-2360 0-3543 0 1180 0 2360 0 3543 0zm0 505c0-168 0-336 0-505 0 0 0 0 0 0 0 168 0 336 0 505zm-3543 0c1180 0 2360 0 3543 0 0 0 0 0 0 0-1180 0-2360 0-3543 0zm0-505c0 168 0 336 0 505 0 0 0 0 0 0 0-168 0-336 0-505z">
            <text:p text:style-name="P1"/>
          </draw:path>
          <draw:path draw:style-name="gr21" draw:text-style-name="P6" draw:layer="layout" svg:width="1.543cm" svg:height="1.459cm" svg:x="3.555cm" svg:y="9.295cm" svg:viewBox="0 0 1544 1460" svg:d="m1498 179c-8-1-16-2-25-3 8 1 16 2 25 3zm-25-3c0 0 0 0 0 0zm48 11c-7-2-14-4-23-8 0 0 0 0 0 0 7 2 14 4 23 8zm-23-8c0 0 0 0 0 0zm39 19c-5-3-10-6-16-11 0 0 0 0 0 0 5 3 10 6 16 11zm-16-11c0 0 0 0 0 0zm22 24c-2-4-4-8-6-13 0 0 0 0 0 0s4 8 6 13zm-6-13c0 0 0 0 0 0zm0 26c2-4 4-8 6-13 0 0 0 0 0 0s-4 8-6 13zm6-13c0 0 0 0 0 0zm-22 24c5-3 10-6 16-11 0 0 0 0 0 0-5 3-10 6-16 11zm16-11c0 0 0 0 0 0zm-39 19c7-2 14-4 23-8 0 0 0 0 0 0-7 2-14 4-23 8zm23-8c0 0 0 0 0 0zm-48 11c8-1 16-2 25-3 0 0 0 0 0 0-8 1-16 2-25 3zm25-3c0 0 0 0 0 0zm-51 0c8 1 16 2 26 3 0 0 0 0 0 0-8-1-16-2-26-3zm26 3c0 0 0 0 0 0zm-49-11c7 2 14 4 23 8 0 0 0 0 0 0-7-2-14-4-23-8zm23 8c0 0 0 0 0 0zm-38-19c5 3 10 6 15 11 0 0 0 0 0 0-5-3-10-6-15-11zm15 11c0 0 0 0 0 0zm-21-24c2 4 4 8 6 13 0 0 0 0 0 0s-4-8-6-13zm6 13c0 0 0 0 0 0zm0-26c-2 4-4 8-6 13 0 0 0 0 0 0s4-8 6-13zm-6 13c0 0 0 0 0 0zm21-24c-5 3-10 6-15 11 0 0 0 0 0 0 5-3 10-6 15-11zm-15 11c0 0 0 0 0 0zm38-19c-7 2-14 4-23 8 0 0 0 0 0 0 7-2 14-4 23-8zm-23 8c0 0 0 0 0 0zm49-11c-8 1-16 2-26 3 0 0 0 0 0 0 8-1 16-2 26-3zm-26 3c0 0 0 0 0 0zm26-3c0 0 0 0 0 0zm0 554c0-243 0-486 0-730 0 243 0 486 0 730zm-1403 0c467 0 934 0 1403 0 0 0 0 0 0 0-467 0-934 0-1403 0zm0 729c0-243 0-486 0-729 0 0 0 0 0 0 0 243 0 486 0 729zm1473-1459c-23 47-46 94-70 141 23-47 46-94 70-141zm-140 0c23 47 46 94 70 141-23-47-46-94-70-141zm-1403 1459c23-46 46-92 70-140-23 46-46 92-70 140zm140 0c-23-46-46-92-70-140 23 46 46 92 70 140zm-96-178c8 1 16 2 26 3-8-1-16-2-26-3zm26 3c0 0 0 0 0 0zm-48-11c7 2 14 4 22 8 0 0 0 0 0 0-7-2-14-4-22-8zm22 8c0 0 0 0 0 0zm-38-19c5 3 10 6 16 11 0 0 0 0 0 0-5-3-10-6-16-11zm16 11c0 0 0 0 0 0zm-22-24c2 4 4 8 6 13 0 0 0 0 0 0s-4-8-6-13zm6 13c0 0 0 0 0 0zm0-26c-2 4-4 8-6 13 0 0 0 0 0 0s4-8 6-13zm-6 13c0 0 0 0 0 0zm22-24c-5 3-10 6-16 11 0 0 0 0 0 0 5-3 10-6 16-11zm-16 11c0 0 0 0 0 0zm38-19c-7 2-14 4-22 8 0 0 0 0 0 0 7-2 14-4 22-8zm-22 8c0 0 0 0 0 0zm48-11c-8 1-16 2-26 3 0 0 0 0 0 0 8-1 16-2 26-3zm-26 3c0 0 0 0 0 0zm52 0c-8-1-16-2-26-3 0 0 0 0 0 0 8 1 16 2 26 3zm-26-3c0 0 0 0 0 0zm48 11c-7-2-14-4-22-8 0 0 0 0 0 0 7 2 14 4 22 8zm-22-8c0 0 0 0 0 0zm38 19c-5-3-10-6-16-11 0 0 0 0 0 0 5 3 10 6 16 11zm-16-11c0 0 0 0 0 0zm22 24c-2-4-4-8-6-13 0 0 0 0 0 0s4 8 6 13zm-6-13c0 0 0 0 0 0zm0 26c2-4 4-8 6-13 0 0 0 0 0 0s-4 8-6 13zm6-13c0 0 0 0 0 0zm-22 24c5-3 10-6 16-11 0 0 0 0 0 0-5 3-10 6-16 11zm16-11c0 0 0 0 0 0zm-38 19c7-2 14-4 22-8 0 0 0 0 0 0-7 2-14 4-22 8zm22-8c0 0 0 0 0 0zm-48 11c8-1 16-2 26-3 0 0 0 0 0 0-8 1-16 2-26 3zm26-3c0 0 0 0 0 0zm-26 3c0 0 0 0 0 0z">
            <text:p text:style-name="P1"/>
          </draw:path>
          <draw:path draw:style-name="gr21" draw:text-style-name="P6" draw:layer="layout" svg:width="1.872cm" svg:height="1.122cm" svg:x="3.555cm" svg:y="11.876cm" svg:viewBox="0 0 1873 1123" svg:d="m96 178c-8-1-16-2-26-3 8 1 16 2 26 3zm-26-3c0 0 0 0 0 0zm48 11c-7-2-14-4-22-8 0 0 0 0 0 0 7 2 14 4 22 8zm-22-8c0 0 0 0 0 0zm38 20c-5-4-10-8-16-12 0 0 0 0 0 0 5 4 10 8 16 12zm-16-12c0 0 0 0 0 0zm22 24c-2-4-4-8-6-12s0 0 0 0 4 8 6 12zm-6-12c0 0 0 0 0 0zm0 25c2-4 4-8 6-13 0 0 0 0 0 0s-4 8-6 13zm6-13c0 0 0 0 0 0zm-22 25c5-4 10-8 16-12 0 0 0 0 0 0-5 4-10 8-16 12zm16-12c0 0 0 0 0 0zm-38 20c7-2 14-4 22-8 0 0 0 0 0 0-7 2-14 4-22 8zm22-8c0 0 0 0 0 0zm-48 11c8-1 16-2 26-3 0 0 0 0 0 0-8 1-16 2-26 3zm26-3c0 0 0 0 0 0zm-52 0c8 1 16 2 26 3 0 0 0 0 0 0-8-1-16-2-26-3zm26 3c0 0 0 0 0 0zm-48-11c7 2 14 4 22 8 0 0 0 0 0 0-7-2-14-4-22-8zm22 8c0 0 0 0 0 0zm-38-20c5 4 10 8 16 12 0 0 0 0 0 0-5-4-10-8-16-12zm16 12c0 0 0 0 0 0zm-22-25c2 4 4 8 6 13 0 0 0 0 0 0s-4-8-6-13zm6 13c0 0 0 0 0 0zm0-25c-2 4-4 8-6 12s0 0 0 0 4-8 6-12zm-6 12c0 0 0 0 0 0zm22-24c-5 4-10 8-16 12 0 0 0 0 0 0 5-4 10-8 16-12zm-16 12c0 0 0 0 0 0zm38-20c-7 2-14 4-22 8 0 0 0 0 0 0 7-2 14-4 22-8zm-22 8c0 0 0 0 0 0zm48-11c-8 1-16 2-26 3 0 0 0 0 0 0 8-1 16-2 26-3zm-26 3c0 0 0 0 0 0zm26-3c0 0 0 0 0 0zm0 386c0-187 0-374 0-561 0 187 0 374 0 561zm1732 0c-577 0-1154 0-1732 0 0 0 0 0 0 0 577 0 1154 0 1732 0zm0 561c0-187 0-374 0-561 0 0 0 0 0 0 0 187 0 374 0 561zm-1662-1122c-23 46-46 92-70 140 23-46 46-92 70-140zm-140 0c23 46 46 92 70 140-23-46-46-92-70-140zm1732 1122c23-46 46-92 70-140-23 46-46 92-70 140zm140 0c-23-46-46-92-70-140 23 46 46 92 70 140zm-95-178c8 1 16 2 25 3-8-1-16-2-25-3zm25 3c0 0 0 0 0 0zm-48-11c7 2 14 4 23 8 0 0 0 0 0 0-7-2-14-4-23-8zm23 8c0 0 0 0 0 0zm-39-19c5 3 10 6 16 11 0 0 0 0 0 0-5-3-10-6-16-11zm16 11c0 0 0 0 0 0zm-22-24c2 4 4 8 6 13 0 0 0 0 0 0s-4-8-6-13zm6 13c0 0 0 0 0 0zm0-26c-2 4-4 8-6 13 0 0 0 0 0 0s4-8 6-13zm-6 13c0 0 0 0 0 0zm22-24c-5 3-10 6-16 11 0 0 0 0 0 0 5-3 10-6 16-11zm-16 11c0 0 0 0 0 0zm39-19c-7 2-14 4-23 8 0 0 0 0 0 0 7-2 14-4 23-8zm-23 8c0 0 0 0 0 0zm48-11c-8 1-16 2-25 3 0 0 0 0 0 0 8-1 16-2 25-3zm-25 3c0 0 0 0 0 0zm51 0c-8-1-16-2-26-3 0 0 0 0 0 0 8 1 16 2 26 3zm-26-3c0 0 0 0 0 0zm48 11c-7-2-14-4-22-8 0 0 0 0 0 0 7 2 14 4 22 8zm-22-8c0 0 0 0 0 0zm38 19c-5-3-10-6-16-11 0 0 0 0 0 0 5 3 10 6 16 11zm-16-11c0 0 0 0 0 0zm22 24c-2-4-4-8-6-13 0 0 0 0 0 0s4 8 6 13zm-6-13c0 0 0 0 0 0zm0 26c2-4 4-8 6-13 0 0 0 0 0 0s-4 8-6 13zm6-13c0 0 0 0 0 0zm-22 24c5-3 10-6 16-11 0 0 0 0 0 0-5 3-10 6-16 11zm16-11c0 0 0 0 0 0zm-38 19c7-2 14-4 22-8 0 0 0 0 0 0-7 2-14 4-22 8zm22-8c0 0 0 0 0 0zm-48 11c8-1 16-2 26-3 0 0 0 0 0 0-8 1-16 2-26 3zm26-3c0 0 0 0 0 0zm-26 3c0 0 0 0 0 0z">
            <text:p text:style-name="P1"/>
          </draw:path>
          <draw:path draw:style-name="gr21" draw:text-style-name="P6" draw:layer="layout" svg:width="1.686cm" svg:height="0.701cm" svg:x="6.35cm" svg:y="8.075cm" svg:viewBox="0 0 1687 702" svg:d="m166 606c-1 8-2 16-3 25 1-8 2-16 3-25zm-3 25c0 0 0 0 0 0zm10-48c-2 7-3 14-7 23 0 0 0 0 0 0 2-7 4-14 7-23zm-7 23c0 0 0 0 0 0zm18-39c-3 5-6 10-11 16 0 0 0 0 0 0 3-5 6-10 11-16zm-11 16c0 0 0 0 0 0zm23-22c-4 2-8 4-12 6s0 0 0 0 7-4 12-6zm-12 6c0 0 0 0 0 0zm24 0c-4-2-8-4-12-6s0 0 0 0 7 4 12 6zm-12-6c0 0 0 0 0 0zm12 6c0 0 0 0 0 0zm18 39c-2-7-4-14-8-23 0 0 0 0 0 0 2 7 4 14 8 23zm-8-23c0 0 0 0 0 0zm10 48c-1-8-2-16-2-25 0 0 0 0 0 0 0 8 1 16 2 25zm-2 26c0-8 1-16 2-26 0 0 0 0 0 0-1 8-2 16-2 26zm2-26c0 0 0 0 0 0zm-10 49c2-7 4-14 8-23 0 0 0 0 0 0-2 7-4 14-8 23zm8-23c0 0 0 0 0 0zm-18 38c3-5 5-10 10-15 0 0 0 0 0 0-3 5-6 10-10 15zm10-15c0 0 0 0 0 0zm-22 21c3-2 7-4 12-6 0 0 0 0 0 0s-8 4-12 6zm12-6c0 0 0 0 0 0zm-24 0c3 2 7 4 12 6 0 0 0 0 0 0s-8-4-12-6zm12 6c0 0 0 0 0 0zm-23-21c3 5 6 10 11 15 0 0 0 0 0 0-3-5-6-10-11-15zm11 15c0 0 0 0 0 0zm-18-38c2 7 4 14 7 23 0 0 0 0 0 0-2-7-3-14-7-23zm7 23c0 0 0 0 0 0zm-10-49c1 8 2 16 3 26 0 0 0 0 0 0-1-8-2-16-3-26zm3 26c0 0 0 0 0 0zm-3-26c0 0 0 0 0 0zm680 0c-281 0-562 0-843 0 281 0 561 0 843 0zm0-561c0 187 0 374 0 561 0 0 0 0 0 0 0-187 0-374 0-561zm843 0c-281 0-561 0-843 0 0 0 0 0 0 0 280 0 561 0 843 0zm-1686 491c43 23 86 46 130 70-42-23-85-46-130-70zm0 140c43-23 86-46 130-70-42 23-85 46-130 70zm218-118c-3-5-6-10-10-16 0 0 0 0 0 0 3 5 5 10 10 16zm8 23c0 0 0 0 0 0zm1460-466c-43-23-86-46-130-70 42 23 85 46 130 70zm0-140c-43 23-86 46-130 70 42-23 85-46 130-70zm-130 0c0 46 0 92 0 140 0-46 0-92 0-140z">
            <text:p text:style-name="P1"/>
          </draw:path>
          <draw:path draw:style-name="gr21" draw:text-style-name="P6" draw:layer="layout" svg:width="1.655cm" svg:height="1.459cm" svg:x="9.116cm" svg:y="8.734cm" svg:viewBox="0 0 1656 1460" svg:d="m96 179c-8-1-16-2-26-3 8 1 16 2 26 3zm-26-3c0 0 0 0 0 0zm48 11c-7-2-14-4-22-8 0 0 0 0 0 0 7 2 14 4 22 8zm-22-8c0 0 0 0 0 0zm38 19c-5-3-10-6-16-11 0 0 0 0 0 0 5 3 10 6 16 11zm-16-11c0 0 0 0 0 0zm22 24c-2-4-4-8-6-13 0 0 0 0 0 0s4 8 6 13zm-6-13c0 0 0 0 0 0zm0 26c2-4 4-8 6-13 0 0 0 0 0 0s-4 8-6 13zm6-13c0 0 0 0 0 0zm-22 24c5-3 10-6 16-11 0 0 0 0 0 0-5 3-10 6-16 11zm16-11c0 0 0 0 0 0zm-38 19c7-2 14-4 22-8 0 0 0 0 0 0-7 2-14 4-22 8zm22-8c0 0 0 0 0 0zm-48 11c8-1 16-2 26-3 0 0 0 0 0 0-8 1-16 2-26 3zm26-3c0 0 0 0 0 0zm-52 0c8 1 16 2 26 3 0 0 0 0 0 0-8-1-16-2-26-3zm26 3c0 0 0 0 0 0zm-48-11c7 2 14 4 22 8 0 0 0 0 0 0-7-2-14-4-22-8zm22 8c0 0 0 0 0 0zm-38-19c5 3 10 6 16 11 0 0 0 0 0 0-5-3-10-6-16-11zm16 11c0 0 0 0 0 0zm-22-24c2 4 4 8 6 13 0 0 0 0 0 0s-4-8-6-13zm6 13c0 0 0 0 0 0zm0-26c-2 4-4 8-6 13 0 0 0 0 0 0s4-8 6-13zm-6 13c0 0 0 0 0 0zm22-24c-5 3-10 6-16 11 0 0 0 0 0 0 5-3 10-6 16-11zm-16 11c0 0 0 0 0 0zm38-19c-7 2-14 4-22 8 0 0 0 0 0 0 7-2 14-4 22-8zm-22 8c0 0 0 0 0 0zm48-11c-8 1-16 2-26 3 0 0 0 0 0 0 8-1 16-2 26-3zm-26 3c0 0 0 0 0 0zm26-3c0 0 0 0 0 0zm0 554c0-243 0-486 0-730 0 243 0 486 0 730zm1515 0c-505 0-1010 0-1515 0 0 0 0 0 0 0 505 0 1010 0 1515 0zm0 729c0-243 0-486 0-729 0 0 0 0 0 0 0 243 0 486 0 729zm-1445-1459c-23 47-46 94-70 141 23-47 46-94 70-141zm-140 0c23 47 46 94 70 141-23-47-46-94-70-141zm1515 1459c23-46 46-92 70-140-23 46-46 92-70 140zm140 0c-23-46-46-92-70-140 23 46 46 92 70 140zm-96-178c8 1 16 2 26 3-8-1-16-2-26-3zm26 3c0 0 0 0 0 0zm-48-11c7 2 14 4 22 8 0 0 0 0 0 0-7-2-14-4-22-8zm22 8c0 0 0 0 0 0zm-38-19c5 3 10 6 16 11 0 0 0 0 0 0-5-3-10-6-16-11zm16 11c0 0 0 0 0 0zm-22-24c2 4 4 8 6 13 0 0 0 0 0 0s-4-8-6-13zm6 13c0 0 0 0 0 0zm0-26c-2 4-4 8-6 13 0 0 0 0 0 0s4-8 6-13zm-6 13c0 0 0 0 0 0zm22-24c-5 3-10 6-16 11 0 0 0 0 0 0 5-3 10-6 16-11zm-16 11c0 0 0 0 0 0zm38-19c-7 2-14 4-22 8 0 0 0 0 0 0 7-2 14-4 22-8zm-22 8c0 0 0 0 0 0zm48-11c-8 1-16 2-26 3 0 0 0 0 0 0 8-1 16-2 26-3zm-26 3c0 0 0 0 0 0zm52 0c-8-1-16-2-26-3 0 0 0 0 0 0 8 1 16 2 26 3zm-26-3c0 0 0 0 0 0zm48 11c-7-2-14-4-22-8 0 0 0 0 0 0 7 2 14 4 22 8zm-22-8c0 0 0 0 0 0zm38 19c-5-3-10-6-16-11 0 0 0 0 0 0 5 3 10 6 16 11zm-16-11c0 0 0 0 0 0zm22 24c-2-4-4-8-6-13 0 0 0 0 0 0s4 8 6 13zm-6-13c0 0 0 0 0 0zm0 26c2-4 4-8 6-13 0 0 0 0 0 0s-4 8-6 13zm6-13c0 0 0 0 0 0zm-22 24c5-3 10-6 16-11 0 0 0 0 0 0-5 3-10 6-16 11zm16-11c0 0 0 0 0 0zm-38 19c7-2 14-4 22-8 0 0 0 0 0 0-7 2-14 4-22 8zm22-8c0 0 0 0 0 0zm-48 11c8-1 16-2 26-3 0 0 0 0 0 0-8 1-16 2-26 3zm26-3c0 0 0 0 0 0zm-26 3c0 0 0 0 0 0z">
            <text:p text:style-name="P1"/>
          </draw:path>
          <draw:path draw:style-name="gr21" draw:text-style-name="P6" draw:layer="layout" svg:width="0.371cm" svg:height="1.683cm" svg:x="10.631cm" svg:y="11.315cm" svg:viewBox="0 0 372 1684" svg:d="m96 178c-8-1-16-2-26-3 8 1 16 2 26 3zm-26-3c0 0 0 0 0 0zm48 11c-7-2-14-4-22-8 0 0 0 0 0 0 7 2 14 4 22 8zm-22-8c0 0 0 0 0 0zm38 20c-5-4-10-8-16-12 0 0 0 0 0 0 5 4 10 8 16 12zm-16-12c0 0 0 0 0 0zm22 24c-2-4-4-8-6-12s0 0 0 0 4 8 6 12zm-6-12c0 0 0 0 0 0zm0 25c2-4 4-8 6-13 0 0 0 0 0 0s-4 8-6 13zm6-13c0 0 0 0 0 0zm-22 25c5-4 10-8 16-12 0 0 0 0 0 0-5 4-10 8-16 12zm16-12c0 0 0 0 0 0zm-38 19c7-2 14-4 22-7 0 0 0 0 0 0-7 2-14 4-22 7zm22-7c0 0 0 0 0 0zm-48 11c8-1 16-2 26-4 0 0 0 0 0 0-8 1-16 2-26 4zm26-4c0 0 0 0 0 0zm-52 0c8 1 16 2 26 4 0 0 0 0 0 0-8-1-16-2-26-4zm26 4c0 0 0 0 0 0zm-48-11c7 2 14 4 22 7 0 0 0 0 0 0-7-2-14-4-22-7zm22 7c0 0 0 0 0 0zm-38-19c5 4 10 8 16 12 0 0 0 0 0 0-5-4-10-8-16-12zm16 12c0 0 0 0 0 0zm-22-25c2 4 4 8 6 13 0 0 0 0 0 0s-4-8-6-13zm6 13c0 0 0 0 0 0zm0-25c-2 4-4 8-6 12s0 0 0 0 4-8 6-12zm-6 12c0 0 0 0 0 0zm22-24c-5 4-10 8-16 12 0 0 0 0 0 0 5-4 10-8 16-12zm-16 12c0 0 0 0 0 0zm38-20c-7 2-14 4-22 8 0 0 0 0 0 0 7-2 14-4 22-8zm-22 8c0 0 0 0 0 0zm48-11c-8 1-16 2-26 3 0 0 0 0 0 0 8-1 16-2 26-3zm-26 3c0 0 0 0 0 0zm26-3c0 0 0 0 0 0zm0 667c0-280 0-560 0-842 0 280 0 560 0 842zm231 0c-77 0-154 0-231 0 0 0 0 0 0 0 77 0 154 0 231 0zm0 841c0-280 0-560 0-841 0 0 0 0 0 0 0 280 0 560 0 841zm-161-1683c-23 46-46 92-70 140 23-46 46-92 70-140zm-140 0c23 46 46 92 70 140-23-46-46-92-70-140zm231 1683c23-46 46-92 70-140-23 46-46 92-70 140zm140 0c-23-46-46-92-70-140 23 46 46 92 70 140zm-95-178c8 1 16 2 25 3-8-1-16-2-25-3zm25 3c0 0 0 0 0 0zm-48-11c7 2 14 4 23 8 0 0 0 0 0 0-7-2-14-4-23-8zm23 8c0 0 0 0 0 0zm-39-19c5 3 10 6 16 11 0 0 0 0 0 0-5-3-10-6-16-11zm16 11c0 0 0 0 0 0zm-22-24c2 4 4 8 6 13 0 0 0 0 0 0s-4-8-6-13zm6 13c0 0 0 0 0 0zm0-26c-2 4-4 8-6 13 0 0 0 0 0 0s4-8 6-13zm-6 13c0 0 0 0 0 0zm22-24c-5 3-10 6-16 11 0 0 0 0 0 0 5-3 10-6 16-11zm-16 11c0 0 0 0 0 0zm39-19c-7 2-14 4-23 8 0 0 0 0 0 0 7-2 14-4 23-8zm-23 8c0 0 0 0 0 0zm48-11c-8 1-16 2-25 3 0 0 0 0 0 0 8-1 16-2 25-3zm-25 3c0 0 0 0 0 0zm51 0c-8-1-16-2-26-3 0 0 0 0 0 0 8 1 16 2 26 3zm-26-3c0 0 0 0 0 0zm49 11c-7-2-14-4-23-8 0 0 0 0 0 0 7 2 14 4 23 8zm-23-8c0 0 0 0 0 0zm38 19c-5-3-10-6-15-11 0 0 0 0 0 0 5 3 10 6 15 11zm-15-11c0 0 0 0 0 0zm21 24c-2-4-4-8-6-13 0 0 0 0 0 0s4 8 6 13zm-6-13c0 0 0 0 0 0zm0 26c2-4 4-8 6-13 0 0 0 0 0 0s-4 8-6 13zm6-13c0 0 0 0 0 0zm-21 24c5-3 10-6 15-11 0 0 0 0 0 0-5 3-10 6-15 11zm15-11c0 0 0 0 0 0zm-38 19c7-2 14-4 23-8 0 0 0 0 0 0-7 2-14 4-23 8zm23-8c0 0 0 0 0 0zm-49 11c8-1 16-2 26-3 0 0 0 0 0 0-8 1-16 2-26 3zm26-3c0 0 0 0 0 0zm-26 3c0 0 0 0 0 0z">
            <text:p text:style-name="P1"/>
          </draw:path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